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ison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  <style:text-properties fo:font-size="32pt"/>
    </style:style>
    <style:style style:name="T1" style:family="text">
      <style:text-properties fo:color="#ffffff" style:font-name="Ubuntu" fo:font-size="54pt" style:font-size-asian="54pt" style:font-size-complex="54pt"/>
    </style:style>
    <style:style style:name="T2" style:family="text">
      <style:text-properties fo:color="#eeeeee" style:font-name="Ubuntu Ligh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6.26cm" svg:x="1.399cm" svg:y="0.837cm" presentation:class="subtitle" presentation:user-transformed="true">
          <draw:text-box>
            <text:p text:style-name="P1"><text:span text:style-name="T1">Title</text:span></text:p>
            <text:p text:style-name="P1"><text:span text:style-name="T2">@btatmaj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7.991cm" svg:height="3.507cm" svg:x="0cm" svg:y="0.837cm" presentation:class="title" presentation:placeholder="true" presentation:user-transformed="true">
          <draw:text-box/>
        </draw:frame>
        <draw:frame presentation:style-name="pr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Ubuntu Light" svg:font-family="'Ubuntu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 Light" fo:font-family="'Ubuntu Light'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Ubuntu Light"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Ubuntu Light"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Ubuntu Light"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Ubuntu Light"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Ubuntu Light"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Ubuntu Light"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gradient-name="Tango_20_Gray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Ubuntu Light" fo:font-family="'Ubuntu Light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Mpr1" draw:layer="backgroundobjects" svg:width="27.991cm" svg:height="3.507cm" svg:x="0cm" svg:y="0.837cm" presentation:class="title">
        <draw:text-box>
          <text:p>Click to edit the title text format</text:p>
        </draw:text-box>
      </draw:frame>
      <draw:frame presentation:style-name="Mpr2" draw:layer="backgroundobjects" svg:width="25.191cm" svg:height="12.182cm" svg:x="1.399cm" svg:y="4.91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3" draw:text-style-name="MP3" draw:layer="backgroundobjects" svg:width="8.872cm" svg:height="1.448cm" svg:x="9.572cm" svg:y="19.136cm" presentation:class="footer">
        <draw:text-box>
          <text:p text:style-name="MP3"><presentation:footer/></text:p>
        </draw:text-box>
      </draw:frame>
      <draw:frame presentation:style-name="Mpr3" draw:text-style-name="MP2" draw:layer="backgroundobjects" svg:width="6.521cm" svg:height="1.448cm" svg:x="20.069cm" svg:y="19.136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gus Tris Atmaja</meta:initial-creator>
    <meta:creation-date>2015-10-21T20:30:38.870372902</meta:creation-date>
    <dc:date>2015-10-21T20:37:37.410308473</dc:date>
    <dc:creator>Bagus Tris Atmaja</dc:creator>
    <meta:editing-duration>PT2M</meta:editing-duration>
    <meta:editing-cycles>3</meta:editing-cycles>
    <meta:generator>LibreOffice/4.2.8.2$Linux_X86_64 LibreOffice_project/420m0$Build-2</meta:generator>
    <meta:document-statistic meta:object-count="28"/>
  </office:meta>
</office:document-meta>
</file>